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a0d84" officeooo:paragraph-rsid="001a0d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BAJO EN GRUPO DE DOS PERSONAS PARA REALIZAR EN EL AULA.</text:p>
      <text:p text:style-name="P1">FECHA DE ENTREGA 1 DE OCTUBRE AL FINAL DE CLASE.</text:p>
      <text:p text:style-name="P1">Realizar principalmente en modo presentación, ya que se expondrán algunos trabajos en clase para comentar cada uno de los temas.</text:p>
      <text:p text:style-name="P1">Para realizar este trabajo se debe consultar en internet.</text:p>
      <text:p text:style-name="P1">También se valorará la presentación de algún video de youtube <text:s/>interesante que esté relacionado con el tema a tratar (microprocesadores).</text:p>
      <text:p text:style-name="P1"/>
      <text:p text:style-name="P1">1.- ¿Qué es el cuello de botella de Von Newman?</text:p>
      <text:p text:style-name="P1">2.- ¿Qué es la arquitectura Von-Harvard?</text:p>
      <text:p text:style-name="P1">3.- ¿Qué es el multiprocesamiento simétrico y asimétrico?</text:p>
      <text:p text:style-name="P1">4.- Beneficios arquitectura multiprocesamiento.</text:p>
      <text:p text:style-name="P1">5.- Qué procesadores multiprocesamiento existen en la actualidad.</text:p>
      <text:p text:style-name="P1">6.- ¿Qué es la memoria caché? Tipos.</text:p>
      <text:p text:style-name="P1">7.- Qué es el Hyperthreading? ¿Tiene AMD algo parecido?</text:p>
      <text:p text:style-name="P1">8.- ¿Qué es la arquitectura pipeline?</text:p>
      <text:p text:style-name="P1">9.- Tipos de microprocesadores Intel y Amd. Otras marcas</text:p>
      <text:p text:style-name="P1">10.- ¿Intel o Amd? Por qué.</text:p>
      <text:p text:style-name="P1">11.-¿Qué nos depara el futuro?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5M20S</meta:editing-duration>
    <meta:editing-cycles>3</meta:editing-cycles>
    <meta:generator>LibreOffice/4.4.6.3$Windows_x86 LibreOffice_project/e8938fd3328e95dcf59dd64e7facd2c7d67c704d</meta:generator>
    <dc:date>2018-09-28T10:43:11.312000000</dc:date>
    <meta:document-statistic meta:table-count="0" meta:image-count="0" meta:object-count="0" meta:page-count="1" meta:paragraph-count="16" meta:word-count="148" meta:character-count="925" meta:non-whitespace-character-count="792"/>
    <meta:user-defined meta:name="Info 1"/>
    <meta:user-defined meta:name="Info 2"/>
    <meta:user-defined meta:name="Info 3"/>
    <meta:user-defined meta:name="Info 4"/>
  </office:meta>
</office:document-meta>
</file>